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252" officeooo:paragraph-rsid="001a6252"/>
    </style:style>
    <style:style style:name="P2" style:family="paragraph" style:parent-style-name="Standard" style:list-style-name="L1">
      <style:text-properties officeooo:rsid="001a6252" officeooo:paragraph-rsid="001a6252"/>
    </style:style>
    <style:style style:name="P3" style:family="paragraph" style:parent-style-name="Standard" style:list-style-name="L1">
      <style:text-properties officeooo:paragraph-rsid="001a6252"/>
    </style:style>
    <style:style style:name="T1" style:family="text">
      <style:text-properties officeooo:rsid="001a625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:</text:p>
      <text:list xml:id="list1680768233" text:style-name="L1">
        <text:list-item>
          <text:p text:style-name="P3"><text:span text:style-name="T1">Where do you live?</text:span></text:p>
        </text:list-item>
        <text:list-item>
          <text:p text:style-name="P2">Are you a worker? </text:p>
        </text:list-item>
        <text:list-item>
          <text:p text:style-name="P2">Have you a personal project? </text:p>
        </text:list-item>
        <text:list-item>
          <text:p text:style-name="P2">How often do you play video game?</text:p>
        </text:list-item>
        <text:list-item>
          <text:p text:style-name="P2">Why did you chose this study track degree?</text:p>
        </text:list-item>
        <text:list-item>
          <text:p text:style-name="P2">What’s your favorite subject?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1:46:08.726576601</meta:creation-date>
    <dc:date>2023-09-14T10:31:35.231440762</dc:date>
    <meta:editing-duration>PT18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9" meta:character-count="191" meta:non-whitespace-character-count="162"/>
  </office:meta>
</office:document-meta>
</file>